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75cm" fo:min-width="3.302cm"/>
    </style:style>
    <style:style style:name="gr2" style:family="graphic" style:parent-style-name="standard">
      <style:graphic-properties draw:fill-color="#00ccff" draw:textarea-horizontal-align="justify" draw:textarea-vertical-align="middle" draw:auto-grow-height="false" fo:min-height="9.227cm" fo:min-width="11.819cm"/>
    </style:style>
    <style:style style:name="gr3" style:family="graphic" style:parent-style-name="standard">
      <style:graphic-properties draw:textarea-horizontal-align="justify" draw:textarea-vertical-align="middle" draw:auto-grow-height="false" fo:min-height="2.65cm" fo:min-width="2.44cm"/>
    </style:style>
    <style:style style:name="gr4" style:family="graphic" style:parent-style-name="standard">
      <style:graphic-properties draw:fill-color="#00ccff" draw:textarea-horizontal-align="justify" draw:textarea-vertical-align="middle" draw:auto-grow-height="false" fo:min-height="1.382cm" fo:min-width="2.48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65cm" fo:min-width="2.47cm"/>
    </style:style>
    <style:style style:name="gr7" style:family="graphic" style:parent-style-name="standard">
      <style:graphic-properties draw:fill-color="#00ccff" draw:textarea-horizontal-align="justify" draw:textarea-vertical-align="middle" draw:auto-grow-height="false" fo:min-height="1.382cm" fo:min-width="2.518cm"/>
    </style:style>
    <style:style style:name="gr8" style:family="graphic" style:parent-style-name="standard">
      <style:graphic-properties draw:fill-color="#00ccff" draw:textarea-horizontal-align="justify" draw:textarea-vertical-align="middle" draw:auto-grow-height="false" fo:min-height="1.382cm" fo:min-width="2.391cm"/>
    </style:style>
    <style:style style:name="P1" style:family="paragraph">
      <style:paragraph-properties fo:text-align="start"/>
      <style:text-properties fo:font-size="10pt" style:font-size-asian="10pt" style:font-size-complex="10pt"/>
    </style:style>
    <style:style style:name="P2" style:family="paragraph">
      <style:paragraph-properties fo:text-align="start"/>
      <style:text-properties fo:font-size="10pt" style:font-size-asian="18pt" style:font-size-complex="18pt"/>
    </style:style>
    <style:style style:name="P3" style:family="paragraph">
      <loext:graphic-properties draw:fill-color="#00ccff"/>
      <style:paragraph-properties fo:text-align="start"/>
      <style:text-properties fo:font-size="1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02cm" svg:height="1.925cm" draw:transform="skewX (-0.00628318530717958) rotate (-0.00628318530718033) translate (0.562cm 0.559cm)">
          <text:p text:style-name="P1"><text:span text:style-name="T1">Synthesizer</text:span></text:p>
          <text:p text:style-name="P1"><text:span text:style-name="T2"/></text:p>
          <text:p text:style-name="P1"><text:span text:style-name="T2">float</text:span><text:span text:style-name="T2"><text:tab/></text:span><text:span text:style-name="T2">amplitude</text:span></text:p>
          <text:p text:style-name="P1"><text:span text:style-name="T2">float</text:span><text:span text:style-name="T2"><text:tab/></text:span><text:span text:style-name="T2">frequency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draw:layer="layout" svg:width="12.319cm" svg:height="9.477cm" draw:transform="skewX (-0.00628318530717959) rotate (-0.00628318530718033) translate (0.554cm 3.357cm)">
          <text:p text:style-name="P2"><text:span text:style-name="T3">FMSynth</text:span></text:p>
          <text:p text:style-name="P2"/>
          <text:p text:style-name="P2"><text:span text:style-name="T4">Oscillator car</text:span></text:p>
          <text:p text:style-name="P2"><text:span text:style-name="T4">Oscillator mod</text:span></text:p>
          <text:p text:style-name="P2"><text:span text:style-name="T4">Envelope ampEnv</text:span></text:p>
          <text:p text:style-name="P2"><text:span text:style-name="T4">Envelope fmEnv</text:span></text:p>
          <text:p text:style-name="P2"/>
          <text:p text:style-name="P2">noteOn() {</text:p>
          <text:p text:style-name="P2"><text:s text:c="2"/>ampEnv.noteOn();</text:p>
          <text:p text:style-name="P2"><text:s text:c="2"/>fmEnv.noteOn();</text:p>
          <text:p text:style-name="P2">}</text:p>
          <text:p text:style-name="P2">noteOff() </text:p>
          <text:p text:style-name="P2">process(outBuf) {</text:p>
          <text:p text:style-name="P2"><text:s text:c="2"/>for (int i=0; i&lt;numFrames; i++) {</text:p>
          <text:p text:style-name="P2"><text:s text:c="4"/>outBuf[i] = mod.getSample();</text:p>
          <text:p text:style-name="P2"><text:s text:c="4"/>car.setFrequency(mtof(midi + (outBuf[i] * fmIndex * fmEnv.getSample())));</text:p>
          <text:p text:style-name="P2"><text:s text:c="4"/>outBuf[i] = car.getSample() * amplitude * ampEnv.getSample();</text:p>
          <text:p text:style-name="P2"><text:s text:c="4"/>mod.tick();</text:p>
          <text:p text:style-name="P2"><text:s text:c="4"/>car.tick();</text:p>
          <text:p text:style-name="P2"><text:s text:c="4"/>fmEnv.tick();</text:p>
          <text:p text:style-name="P2"><text:s text:c="4"/>ampEnv.tick();</text:p>
          <text:p text:style-name="P2"><text:s text:c="2"/>}</text:p>
          <text:p text:style-name="P2">}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draw:layer="layout" svg:width="2.94cm" svg:height="2.9cm" draw:transform="skewX (-0.00628318530717958) rotate (-0.00628318530718033) translate (14.57cm 3.529cm)">
          <text:p text:style-name="P2"><text:span text:style-name="T3">Oscillator</text:span></text:p>
          <text:p text:style-name="P2"/>
          <text:p text:style-name="P2">float<text:tab/>phase</text:p>
          <text:p text:style-name="P2">float<text:tab/>tickInc</text:p>
          <text:p text:style-name="P2"/>
          <text:p text:style-name="P2">tick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2.987cm" svg:height="1.632cm" draw:transform="skewX (-0.00628318530717959) rotate (-0.00628318530718033) translate (14.523cm 7.267cm)">
          <text:p text:style-name="P2"><text:span text:style-name="T3">SineWave</text:span></text:p>
          <text:p text:style-name="P2"/>
          <text:p text:style-name="P2">getSample()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4" draw:layer="layout" svg:x1="16.294cm" svg:y1="7.223cm" svg:x2="16.294cm" svg:y2="6.461cm">
          <text:p/>
        </draw:line>
        <draw:line draw:style-name="gr5" draw:text-style-name="P4" draw:layer="layout" svg:x1="2.256cm" svg:y1="2.586cm" svg:x2="2.256cm" svg:y2="3.348cm">
          <text:p/>
        </draw:line>
        <draw:custom-shape draw:style-name="gr6" draw:text-style-name="P2" draw:layer="layout" svg:width="2.97cm" svg:height="2.9cm" draw:transform="skewX (-0.00628318530717958) rotate (-0.00628318530718033) translate (14.54cm 9.923cm)">
          <text:p text:style-name="P2"><text:span text:style-name="T3">Envelope</text:span></text:p>
          <text:p text:style-name="P2"/>
          <text:p text:style-name="P2">float<text:tab/>phase</text:p>
          <text:p text:style-name="P2"/>
          <text:p text:style-name="P2">line()</text:p>
          <text:p text:style-name="P2">tick()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4" draw:layer="layout" svg:x1="14.462cm" svg:y1="11.414cm" svg:x2="12.938cm" svg:y2="11.16cm">
          <text:p/>
        </draw:line>
        <draw:custom-shape draw:style-name="gr7" draw:text-style-name="P3" draw:layer="layout" svg:width="3.018cm" svg:height="1.632cm" draw:transform="skewX (-0.00628318530717959) rotate (-0.00628318530718033) translate (14.493cm 14.222cm)">
          <text:p text:style-name="P2"><text:span text:style-name="T3">AD</text:span></text:p>
          <text:p text:style-name="P2"/>
          <text:p text:style-name="P2">getSample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2.891cm" svg:height="1.632cm" draw:transform="skewX (-0.00628318530717959) rotate (-0.00628318530718033) translate (17.764cm 14.225cm)">
          <text:p text:style-name="P2"><text:span text:style-name="T3">ADSR</text:span></text:p>
          <text:p text:style-name="P2"/>
          <text:p text:style-name="P2">getSample()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4" draw:layer="layout" svg:x1="15.986cm" svg:y1="14.16cm" svg:x2="15.986cm" svg:y2="12.763cm">
          <text:p/>
        </draw:line>
        <draw:line draw:style-name="gr5" draw:text-style-name="P4" draw:layer="layout" svg:x1="19.288cm" svg:y1="14.16cm" svg:x2="15.986cm" svg:y2="12.89cm">
          <text:p/>
        </draw:line>
        <draw:line draw:style-name="gr5" draw:text-style-name="P4" draw:layer="layout" svg:x1="14.589cm" svg:y1="4.937cm" svg:x2="12.811cm" svg:y2="4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3:50:11.873015250</meta:creation-date>
    <dc:date>2018-02-19T15:10:11.124964967</dc:date>
    <meta:editing-duration>PT38M47S</meta:editing-duration>
    <meta:editing-cycles>7</meta:editing-cycles>
    <meta:generator>LibreOffice/5.1.6.2$Linux_X86_64 LibreOffice_project/10m0$Build-2</meta:generator>
    <meta:document-statistic meta:object-count="13"/>
  </office:meta>
</office:document-meta>
</file>